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ec9e" officeooo:paragraph-rsid="001dec9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eb37d" officeooo:paragraph-rsid="001eb37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a magisterska</text:p>
      <text:p text:style-name="P1">Wstęp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2:15:56.703913104</meta:creation-date>
    <dc:date>2017-11-18T16:31:16.693101096</dc:date>
    <meta:editing-duration>PT3H14M2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3" meta:character-count="22" meta:non-whitespace-character-count="21"/>
  </office:meta>
</office:document-meta>
</file>